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Dashed_20__28_var_29_"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solid" draw:stroke-dash="Dashed_20__28_var_29_" draw:marker-start="Arrow" draw:marker-end="Arrow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" draw:marker-start="Arrow" draw:marker-end="" draw:marker-end-width="0.3cm"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Arial" style:font-family-generic="swiss" style:font-pitch="variable"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fo:font-size="12pt"/>
    </style:style>
    <style:style style:name="T1" style:family="text">
      <style:text-properties fo:font-family="Arial" style:font-family-generic="swiss" style:font-pitch="variable" fo:font-size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175cm" svg:height="1.905cm" svg:x="1.905cm" svg:y="2.54cm">
          <text:p text:style-name="P1"><text:span text:style-name="T1">Client</text:span></text:p>
          <text:p text:style-name="P1"><text:span text:style-name="T1">Browser</text:span></text:p>
        </draw:rect>
        <draw:rect draw:style-name="gr1" draw:text-style-name="P2" draw:layer="layout" svg:width="3.175cm" svg:height="1.905cm" svg:x="6.506cm" svg:y="2.541cm">
          <text:p text:style-name="P1"><text:span text:style-name="T1">Servlet</text:span></text:p>
          <text:p text:style-name="P1"><text:span text:style-name="T1">Filter</text:span></text:p>
        </draw:rect>
        <draw:rect draw:style-name="gr1" draw:text-style-name="P2" draw:layer="layout" svg:width="3.175cm" svg:height="1.905cm" svg:x="11.106cm" svg:y="2.541cm">
          <text:p text:style-name="P1"><text:span text:style-name="T1">Security</text:span></text:p>
          <text:p text:style-name="P1"><text:span text:style-name="T1">Class(es)</text:span></text:p>
        </draw:rect>
        <draw:rect draw:style-name="gr1" draw:text-style-name="P2" draw:layer="layout" svg:width="3.175cm" svg:height="1.905cm" svg:x="15.875cm" svg:y="2.54cm">
          <text:p text:style-name="P1"><text:span text:style-name="T1">Resources</text:span></text:p>
          <text:p text:style-name="P1"><text:span text:style-name="T1">(jsp, servlet,...)</text:span></text:p>
        </draw:rect>
        <draw:line draw:style-name="gr2" draw:text-style-name="P3" draw:layer="layout" svg:x1="3.375cm" svg:y1="4.445cm" svg:x2="3.392cm" svg:y2="19.494cm">
          <text:p text:style-name="P4"/>
        </draw:line>
        <draw:line draw:style-name="gr2" draw:text-style-name="P3" draw:layer="layout" svg:x1="8.175cm" svg:y1="4.445cm" svg:x2="8.186cm" svg:y2="19.652cm">
          <text:p text:style-name="P4"/>
        </draw:line>
        <draw:line draw:style-name="gr2" draw:text-style-name="P3" draw:layer="layout" svg:x1="12.675cm" svg:y1="4.445cm" svg:x2="12.663cm" svg:y2="19.584cm">
          <text:p text:style-name="P4"/>
        </draw:line>
        <draw:line draw:style-name="gr2" draw:text-style-name="P3" draw:layer="layout" svg:x1="17.475cm" svg:y1="4.445cm" svg:x2="17.48cm" svg:y2="19.72cm">
          <text:p text:style-name="P4"/>
        </draw:line>
        <draw:frame draw:style-name="gr3" draw:layer="layout" svg:width="8.38cm" svg:height="0.963cm" svg:x="5.59cm" svg:y="0.942cm">
          <draw:text-box>
            <text:p text:style-name="P4">Security Sequence Diagram</text:p>
          </draw:text-box>
        </draw:frame>
        <draw:line draw:style-name="gr4" draw:text-style-name="P3" draw:layer="layout" svg:x1="3.41cm" svg:y1="5.715cm" svg:x2="8.155cm" svg:y2="5.715cm">
          <text:p text:style-name="P4"/>
        </draw:line>
        <draw:frame draw:style-name="gr3" draw:text-style-name="P5" draw:layer="layout" svg:width="4.164cm" svg:height="0.725cm" svg:x="3.68cm" svg:y="5.056cm">
          <draw:text-box>
            <text:p text:style-name="P4"><text:span text:style-name="T2">Request from client</text:span></text:p>
          </draw:text-box>
        </draw:frame>
        <draw:line draw:style-name="gr5" draw:text-style-name="P3" draw:layer="layout" svg:x1="8.255cm" svg:y1="5.715cm" svg:x2="12.756cm" svg:y2="5.716cm">
          <text:p text:style-name="P4"/>
        </draw:line>
        <draw:frame draw:style-name="gr3" draw:text-style-name="P6" draw:layer="layout" svg:width="3.787cm" svg:height="1.199cm" svg:x="8.281cm" svg:y="4.581cm">
          <draw:text-box>
            <text:p text:style-name="P1"><text:span text:style-name="T2">See if resource is</text:span></text:p>
            <text:p text:style-name="P1"><text:span text:style-name="T2">Protected</text:span></text:p>
          </draw:text-box>
        </draw:frame>
        <draw:frame draw:style-name="gr3" draw:text-style-name="P6" draw:layer="layout" svg:width="3.194cm" svg:height="1.673cm" svg:x="8.682cm" svg:y="5.782cm">
          <draw:text-box>
            <text:p text:style-name="P1"><text:span text:style-name="T2">Access </text:span></text:p>
            <text:p text:style-name="P1"><text:span text:style-name="T2">Non-protected</text:span></text:p>
            <text:p text:style-name="P1"><text:span text:style-name="T2">Resource</text:span></text:p>
          </draw:text-box>
        </draw:frame>
        <draw:line draw:style-name="gr4" draw:text-style-name="P3" draw:layer="layout" svg:x1="8.193cm" svg:y1="7.291cm" svg:x2="17.476cm" svg:y2="7.291cm">
          <text:p text:style-name="P4"/>
        </draw:line>
        <draw:line draw:style-name="gr4" draw:text-style-name="P3" draw:layer="layout" svg:x1="17.453cm" svg:y1="8.45cm" svg:x2="3.342cm" svg:y2="8.45cm">
          <text:p text:style-name="P4"/>
        </draw:line>
        <draw:frame draw:style-name="gr3" draw:text-style-name="P6" draw:layer="layout" svg:width="4.35cm" svg:height="1.199cm" svg:x="8.282cm" svg:y="7.683cm">
          <draw:text-box>
            <text:p text:style-name="P1"><text:span text:style-name="T2">Response/Resource</text:span></text:p>
            <text:p text:style-name="P1"><text:span text:style-name="T2"/></text:p>
          </draw:text-box>
        </draw:frame>
        <draw:line draw:style-name="gr4" draw:text-style-name="P3" draw:layer="layout" svg:x1="3.411cm" svg:y1="12.216cm" svg:x2="8.156cm" svg:y2="12.216cm">
          <text:p text:style-name="P4"/>
        </draw:line>
        <draw:frame draw:style-name="gr3" draw:text-style-name="P5" draw:layer="layout" svg:width="4.164cm" svg:height="0.725cm" svg:x="3.681cm" svg:y="11.557cm">
          <draw:text-box>
            <text:p text:style-name="P4"><text:span text:style-name="T2">Request from client</text:span></text:p>
          </draw:text-box>
        </draw:frame>
        <draw:line draw:style-name="gr5" draw:text-style-name="P3" draw:layer="layout" svg:x1="8.256cm" svg:y1="12.216cm" svg:x2="12.757cm" svg:y2="12.217cm">
          <text:p text:style-name="P4"/>
        </draw:line>
        <draw:frame draw:style-name="gr3" draw:text-style-name="P6" draw:layer="layout" svg:width="3.787cm" svg:height="1.199cm" svg:x="8.282cm" svg:y="11.082cm">
          <draw:text-box>
            <text:p text:style-name="P1"><text:span text:style-name="T2">See if resource is</text:span></text:p>
            <text:p text:style-name="P1"><text:span text:style-name="T2">Protected</text:span></text:p>
          </draw:text-box>
        </draw:frame>
        <draw:frame draw:style-name="gr3" draw:text-style-name="P6" draw:layer="layout" svg:width="3.762cm" svg:height="0.725cm" svg:x="3.982cm" svg:y="12.682cm">
          <draw:text-box>
            <text:p text:style-name="P1"><text:span text:style-name="T2">Send Login Page</text:span></text:p>
          </draw:text-box>
        </draw:frame>
        <draw:line draw:style-name="gr4" draw:text-style-name="P3" draw:layer="layout" svg:x1="8.163cm" svg:y1="13.297cm" svg:x2="3.369cm" svg:y2="13.297cm">
          <text:p text:style-name="P4"/>
        </draw:line>
        <draw:frame draw:style-name="gr3" draw:text-style-name="P6" draw:layer="layout" svg:width="4.092cm" svg:height="0.725cm" svg:x="3.782cm" svg:y="13.683cm">
          <draw:text-box>
            <text:p text:style-name="P1"><text:span text:style-name="T2">Submit Login Page</text:span></text:p>
          </draw:text-box>
        </draw:frame>
        <draw:line draw:style-name="gr6" draw:text-style-name="P3" draw:layer="layout" svg:x1="8.163cm" svg:y1="14.398cm" svg:x2="3.369cm" svg:y2="14.398cm">
          <text:p text:style-name="P4"/>
        </draw:line>
        <draw:line draw:style-name="gr5" draw:text-style-name="P3" draw:layer="layout" svg:x1="8.257cm" svg:y1="14.417cm" svg:x2="12.758cm" svg:y2="14.418cm">
          <text:p text:style-name="P4"/>
        </draw:line>
        <draw:frame draw:style-name="gr3" draw:text-style-name="P6" draw:layer="layout" svg:width="3.448cm" svg:height="0.725cm" svg:x="8.683cm" svg:y="13.683cm">
          <draw:text-box>
            <text:p text:style-name="P1"><text:span text:style-name="T2">Authorize Login</text:span></text:p>
          </draw:text-box>
        </draw:frame>
        <draw:frame draw:style-name="gr3" draw:text-style-name="P6" draw:layer="layout" svg:width="3.808cm" svg:height="1.199cm" svg:x="8.683cm" svg:y="14.683cm">
          <draw:text-box>
            <text:p text:style-name="P1"><text:span text:style-name="T2">Access Protected</text:span></text:p>
            <text:p text:style-name="P1"><text:span text:style-name="T2">Resource</text:span></text:p>
          </draw:text-box>
        </draw:frame>
        <draw:line draw:style-name="gr4" draw:text-style-name="P3" draw:layer="layout" svg:x1="8.194cm" svg:y1="15.892cm" svg:x2="17.477cm" svg:y2="15.892cm">
          <text:p text:style-name="P4"/>
        </draw:line>
        <draw:frame draw:style-name="gr3" draw:text-style-name="P6" draw:layer="layout" svg:width="3.732cm" svg:height="1.199cm" svg:x="13.184cm" svg:y="15.984cm">
          <draw:text-box>
            <text:p text:style-name="P1"><text:span text:style-name="T2">Is resource owed</text:span></text:p>
            <text:p text:style-name="P1"><text:span text:style-name="T2">by user</text:span></text:p>
          </draw:text-box>
        </draw:frame>
        <draw:line draw:style-name="gr5" draw:text-style-name="P3" draw:layer="layout" svg:x1="17.48cm" svg:y1="17.164cm" svg:x2="12.686cm" svg:y2="17.164cm">
          <text:p text:style-name="P4"/>
        </draw:line>
        <draw:line draw:style-name="gr4" draw:text-style-name="P3" draw:layer="layout" svg:x1="17.454cm" svg:y1="18.251cm" svg:x2="3.343cm" svg:y2="18.251cm">
          <text:p text:style-name="P4"/>
        </draw:line>
        <draw:frame draw:style-name="gr3" draw:text-style-name="P6" draw:layer="layout" svg:width="4.35cm" svg:height="1.199cm" svg:x="8.282cm" svg:y="17.484cm">
          <draw:text-box>
            <text:p text:style-name="P1"><text:span text:style-name="T2">Response/Resource</text:span></text:p>
            <text:p text:style-name="P1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538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5$Build-9011</meta:generator>
    <meta:creation-date>2007-03-14T13:53:29</meta:creation-date>
    <dc:date>2007-03-20T08:25:17</dc:date>
    <dc:language>en-US</dc:language>
    <meta:editing-cycles>22</meta:editing-cycles>
    <meta:editing-duration>PT40M22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